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fo:min-height="2.135cm"/>
    </style:style>
    <style:style style:name="gr2" style:family="graphic" style:parent-style-name="standard">
      <style:graphic-properties draw:stroke="none" draw:fill="none" draw:textarea-vertical-align="middle"/>
    </style:style>
    <style:style style:name="gr3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layer="layout" svg:width="14.112cm" svg:height="2.385cm" svg:x="3.444cm" svg:y="15.789cm">
          <draw:text-box>
            <text:p>1. Export to png with 256 Pixel</text:p>
            <text:p>2. Scal with Gimp to 64 Pixel</text:p>
            <text:p>3. Remove Color Qt-Error with “convert src dest“</text:p>
          </draw:text-box>
        </draw:frame>
        <draw:g>
          <draw:rect draw:style-name="gr2" draw:text-style-name="P1" draw:layer="layout" svg:width="3.528cm" svg:height="3.528cm" svg:x="8.056cm" svg:y="8.056cm">
            <text:p/>
          </draw:rect>
          <draw:custom-shape draw:style-name="gr3" draw:text-style-name="P1" draw:layer="layout" svg:width="2.117cm" svg:height="2.293cm" draw:transform="rotate (1.5707963267946) translate (8.76cm 10.878cm)">
            <text:p/>
            <draw:enhanced-geometry svg:viewBox="0 0 21600 21600" draw:glue-points="?f0 0 ?f1 10800 0 21600 10800 21600 21600 21600 ?f7 10800" draw:text-areas="?f1 10800 ?f2 18000 ?f3 7200 ?f4 21600" draw:mirror-horizontal="true" draw:mirror-vertic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inos" style:font-family-generic="roman" style:font-pitch="variable" fo:font-size="24pt" fo:language="de" fo:country="DE" style:font-family-asian="'Roboto Thin'" style:font-family-generic-asian="system" style:font-pitch-asian="variable" style:font-size-asian="24pt" style:language-asian="zh" style:country-asian="CN" style:font-family-complex="'Roboto Thin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mo" style:font-family-generic="roman" style:font-pitch="variable" fo:font-size="18pt" fo:font-style="normal" fo:text-shadow="none" style:text-underline-style="none" fo:font-weight="normal" style:letter-kerning="true" style:font-family-asian="'Roboto Thin'" style:font-family-generic-asian="system" style:font-pitch-asian="variable" style:font-size-asian="18pt" style:font-style-asian="normal" style:font-weight-asian="normal" style:font-family-complex="'Roboto Thin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2-04-27T18:06:24</meta:creation-date>
    <dc:date>2022-04-27T19:11:24</dc:date>
    <meta:editing-duration>PT47M4S</meta:editing-duration>
    <meta:editing-cycles>9</meta:editing-cycles>
    <meta:generator>OpenOffice/4.1.4$Unix OpenOffice.org_project/414m5$Build-9788</meta:generator>
    <meta:document-statistic meta:object-count="4"/>
  </office:meta>
</office:document-meta>
</file>